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A0000220F0000324C1E04E0DB.svm"/>
  <manifest:file-entry manifest:media-type="" manifest:full-path="Pictures/2000002D00000C1B00000ED01F8877F3.svm"/>
  <manifest:file-entry manifest:media-type="" manifest:full-path="Pictures/200001830000536000002C70C063F1DC.svm"/>
  <manifest:file-entry manifest:media-type="" manifest:full-path="Pictures/200000700000294300001EC4752A11B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fr1" style:family="graphic" style:parent-style-name="Graphics">
      <style:graphic-properties style:vertical-pos="top" style:vertic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hitektúra systému</text:h>
      <text:p text:style-name="P2">Navrhovaný systém je založený na architektúre klient-server a postavený webových technológiách. V našom prípade server predstavuje HTTP server a klientsku časť tvorí webový prehliadač užívateľa. To nám umožňuje flexibilne spravovať a odlaďovať systém bez nutnosti zmeny softvérového vybavenia u koncového užívateľa. Logická architektúra systému je zobrazená na obrázku XX.</text:p>
      <text:p text:style-name="Standard"/>
      <text:p text:style-name="Standard"><draw:frame draw:style-name="fr1" draw:name="graphics3" text:anchor-type="paragraph" svg:width="16.999cm" svg:height="9.058cm" draw:z-index="1"><draw:image xlink:href="Pictures/200001830000536000002C70C063F1DC.svm" xlink:type="simple" xlink:show="embed" xlink:actuate="onLoad"/></draw:frame></text:p>
      <text:p text:style-name="P1">Obrazok XX. Model architektury systemu</text:p>
      <text:p text:style-name="Standard"/>
      <text:p text:style-name="P2">Ako vidieť z obrázku, celý systém sa skladá z jednotlivých modulov ktoré si podrobnejšie popíšeme neskôr. Tieto moduly pristupujú k dátam uložených v centrálnej databáze. CakePHP je framework nad ktorým sú postavené všetky moduly. Tento framework nám uľahčuje prácu s celým systémom, nakoľko rieši štandardné problémy vo vývoji webových aplikácií ako napr. autentifikácia, prístup k databáze, prezentácia a pod. </text:p>
      <text:p text:style-name="Standard"/>
      <text:h text:style-name="Heading_20_3" text:outline-level="3">Framework CakePHP</text:h>
      <text:p text:style-name="P2">Ako už bolo spomenuté, jadro systému tvori framework CakePHP. Je to open-source framework. Jeho štruktúra bola inšpirovaná frameworkom Ruby on Rails. Hlavným prínosom CakePHP je urýchlenie vývoja webových aplikácií bez straty flexibility. Trosku priblížime jeho architektúru. CakePHP plne podporuje MVC(Model-View-Controller) model. Tento model predstavuje rozdelenie systému do troch funkčných častí. Model, View, Controller. Vztahy medzi jednotlivými časťami sú zachytene na Obrázku XX.</text:p>
      <text:p text:style-name="Standard"/>
      <text:p text:style-name="Standard"><draw:frame draw:style-name="fr2" draw:name="graphics1" text:anchor-type="paragraph" svg:width="10.562cm" svg:height="7.876cm" draw:z-index="0"><draw:image xlink:href="Pictures/200000700000294300001EC4752A11B6.svm" xlink:type="simple" xlink:show="embed" xlink:actuate="onLoad"/></draw:frame><text:soft-page-break/></text:p>
      <text:p text:style-name="P1">Obrazok XX. Architektúra MVC</text:p>
      <text:p text:style-name="Standard"/>
      <text:p text:style-name="Standard">MODEL</text:p>
      <text:p text:style-name="P2">prestavuje časť, ktorá sa stará o získavanie a ukladanie informácií. Tým myslíme samotnú databázu, prípadne obslužné skripty, ktoré vykonávajú akcie nad touto databázou. Údaje získané z časti Model sú následne poskytované časti View.</text:p>
      <text:p text:style-name="P2"/>
      <text:p text:style-name="P2">VIEW</text:p>
      <text:p text:style-name="P2">čast systému sa stará o prezentácia dát používateľovi. Ide o tzv. user interface alebo užívateľské rozhranie. V prípade webových systémov si predstavuje View konkrétny HTML výstup, ktorý sa používateľovi zobrazí v internetovom prehliadači ako internetová stránka. Časť view predstavuje prezentačnú časť systému, ktorá môže obsahovať aj prezentačnú logiku.</text:p>
      <text:p text:style-name="P2"/>
      <text:p text:style-name="P2">CONTROLLER</text:p>
      <text:p text:style-name="P2">je časť, ktorá sa stará o správu akcií vykonaných používateľom alebo systémom . Tieto akcie</text:p>
      <text:p text:style-name="P2">sú následne prenesené ako zmeny v časti View alebo v časti Model. Pod zmenou v časti View sa myslí napríklad zmenu stránky a pod zmenou v časti Model sa myslí napríklad uloženie nových informácií do databázy. Controller môže obsahovať aj takzvanú business logiku.</text:p>
      <text:p text:style-name="P2"/>
      <text:p text:style-name="P2">Aktuality</text:p>
      <text:p text:style-name="P2"/>
      <text:p text:style-name="P2">Na obrázku XX sa nachádza diagram prípadov použitia pre modul aktuality. Aktuality predstavujú nastroj pre fakultu pomocou ktorého informuje absolventov a verejnosť o aktuálnych udalostiach. <text:s/></text:p>
      <text:p text:style-name="Standard"/>
      <text:p text:style-name="P1"><draw:frame draw:style-name="fr3" draw:name="graphics2" text:anchor-type="paragraph" svg:x="3.909cm" svg:y="0.252cm" svg:width="8.719cm" svg:height="12.876cm" draw:z-index="2"><draw:image xlink:href="Pictures/2000006A0000220F0000324C1E04E0DB.svm" xlink:type="simple" xlink:show="embed" xlink:actuate="onLoad"/></draw:frame><text:soft-page-break/></text:p>
      <text:p text:style-name="P1">Obrazok XX. Model prípadov použitia modulu aktuality</text:p>
      <text:p text:style-name="P2"/>
      <text:p text:style-name="P2">Hráči aktualít</text:p>
      <text:p text:style-name="P2"/>
      <text:list text:style-name="L1">
        <text:list-item>
          <text:p text:style-name="P3">Fakulta: Spravuje aktuality. Pridáva, modifikuje a odstraňuje aktuality.</text:p>
        </text:list-item>
        <text:list-item>
          <text:p text:style-name="P3">Alumnus, Verejnosť: Prezerajú si aktuality</text:p>
        </text:list-item>
      </text:list>
      <text:p text:style-name="P2"/>
      <text:p text:style-name="P2"/>
      <text:p text:style-name="P2">Prípady použitia modulu aktuality</text:p>
      <text:p text:style-name="P2"/>
      <text:list text:style-name="L2">
        <text:list-item>
          <text:p text:style-name="P5">Pridanie aktuality: Fakulta pridáva novú aktualitu do systému. Zadá nadpis aktuality, a samotný text. Po povtrdení je aktualite automaticky nastavený čas a dátum vytvorenia. Aktualita pridaná do databázy a od tejto chvíle sa zobrazuje požívateľom systému. </text:p>
        </text:list-item>
        <text:list-item>
          <text:p text:style-name="P5">Modifikácia aktuality : Fakulta si mení informácie o vybranej aktualite. Okrem nadpisu a textu aktuality je možné modifikovať aj dátum aktuality.</text:p>
        </text:list-item>
        <text:list-item>
          <text:p text:style-name="P5">Odstránenie aktuality : Fakulta odstraňuje vybranú aktualitu zo zoznamu aktualít.</text:p>
        </text:list-item>
        <text:list-item>
          <text:p text:style-name="P5">Prezeranie: Fakulta, alumnus a verejnosť si prezerajú zoznam aktualít. Aktuality sa zobrazujú podľa dátumu, to znamená že najnovšie aktuality uvidí používateľ ako prvé.</text:p>
        </text:list-item>
      </text:list>
      <text:p text:style-name="P2"/>
      <text:p text:style-name="P2"/>
      <text:p text:style-name="P2">Logický model</text:p>
      <text:p text:style-name="P2"/>
      <text:p text:style-name="P10">Obrázok XX predstavuje logický model pre modul aktuality. <text:s/>Ide vlastne o jednu tabuľku obsahujúcu informácie o aktualitách. Žiadne ďalšie relácie nie sú potrebné, vďaka čomu je modul aktualít nezávislý <text:soft-page-break/>od ostatných častí systému.</text:p>
      <text:p text:style-name="P1"><draw:frame draw:style-name="fr2" draw:name="graphics4" text:anchor-type="paragraph" svg:width="3.099cm" svg:height="3.792cm" draw:z-index="3"><draw:image xlink:href="Pictures/2000002D00000C1B00000ED01F8877F3.svm" xlink:type="simple" xlink:show="embed" xlink:actuate="onLoad"/></draw:frame></text:p>
      <text:p text:style-name="P1">Obrázok XX.: Logický model údajov modulu Aktualit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y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1-09T17:59:27</meta:creation-date>
    <dc:creator>Jozef Hopko</dc:creator>
    <dc:date>2007-11-09T20:45:58</dc:date>
    <meta:editing-cycles>13</meta:editing-cycles>
    <meta:editing-duration>PT2H40M59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28" meta:word-count="511" meta:character-count="3692"/>
  </office:meta>
</office:document-meta>
</file>